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Arial" fo:font-size="12pt" fo:font-weight="bold" officeooo:rsid="00045578" officeooo:paragraph-rsid="0004557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officeooo:rsid="00045578" officeooo:paragraph-rsid="0009270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045578" officeooo:paragraph-rsid="0009270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fo:font-weight="normal" officeooo:rsid="00045578" officeooo:paragraph-rsid="0004557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0616c4" officeooo:paragraph-rsid="000616c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06c9c9" officeooo:paragraph-rsid="0006c9c9" style:font-size-asian="12pt" style:font-weight-asian="normal" style:font-size-complex="12pt" style:font-weight-complex="normal"/>
    </style:style>
    <style:style style:name="P8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12pt" fo:font-weight="bold" officeooo:paragraph-rsid="0008c72a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font-name="Arial" fo:font-size="12pt" fo:font-weight="bold" officeooo:paragraph-rsid="0008c72a" style:font-size-asian="12pt" style:font-weight-asian="bold" style:font-size-complex="12pt" style:font-weight-complex="bold"/>
    </style:style>
    <style:style style:name="T1" style:family="text">
      <style:text-properties officeooo:rsid="00045578"/>
    </style:style>
    <style:style style:name="T2" style:family="text">
      <style:text-properties officeooo:rsid="00057c0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officeooo:rsid="00045578" style:font-weight-asian="normal" style:font-weight-complex="normal"/>
    </style:style>
    <style:style style:name="T5" style:family="text">
      <style:text-properties fo:font-weight="normal" officeooo:rsid="00057c0d" style:font-weight-asian="normal" style:font-weight-complex="normal"/>
    </style:style>
    <style:style style:name="T6" style:family="text">
      <style:text-properties fo:font-weight="normal" officeooo:rsid="000616c4" style:font-weight-asian="normal" style:font-weight-complex="normal"/>
    </style:style>
    <style:style style:name="T7" style:family="text">
      <style:text-properties officeooo:rsid="000616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AULA 11 – </text:span>VARIÁVEIS DE AMBIENTE NO LINUX E COMANDOS ECHO, ENV E EXPORT</text:h>
      <text:p text:style-name="P8"/>
      <text:p text:style-name="P9">*** <text:span text:style-name="T1">VARIÁVEIS DE AMBIENTE ***</text:span></text:p>
      <text:p text:style-name="P10"><text:span text:style-name="T4">As variáveis permitem mudar o shell de várias formas para adaptá-los às necessidades do usuário</text:span></text:p>
      <text:p text:style-name="P10"><text:span text:style-name="T4">Exemplos de variáveis de ambiente </text:span></text:p>
      <text:p text:style-name="P2">PS1<text:tab/><text:tab/><text:tab/>Prompt da linha de comandos</text:p>
      <text:p text:style-name="P2"/>
      <text:p text:style-name="P5"><text:span text:style-name="T3">HOME</text:span><text:tab/><text:tab/><text:tab/>Diretório /home de um usuário</text:p>
      <text:p text:style-name="P2"/>
      <text:p text:style-name="P2">PATH<text:tab/><text:tab/><text:tab/>Lista de diretórios vasculhados quando um comando é executado </text:p>
      <text:p text:style-name="P2"/>
      <text:p text:style-name="P3">*** <text:span text:style-name="T2">VERIFICAR CONTEÚDO DE VARIÁVEIS DE AMBIENTE ***</text:span></text:p>
      <text:p text:style-name="P4"><text:span text:style-name="T5"/></text:p>
      <text:p text:style-name="P4"><text:span text:style-name="T5">Comando </text:span><text:span text:style-name="T2">env </text:span><text:span text:style-name="T5">(todas as variáveis): env &lt;enter&gt;</text:span></text:p>
      <text:p text:style-name="P4"><text:span text:style-name="T5"/></text:p>
      <text:p text:style-name="P4"><text:span text:style-name="T5">Comando echo (variável específica): echo $NOME_VARIÁVEL</text:span></text:p>
      <text:p text:style-name="P4"><text:span text:style-name="T5"/></text:p>
      <text:p text:style-name="P4"><text:span text:style-name="T6">Adicionar um caminho à variável PATH: PATH=$PATH:/novocaminho</text:span></text:p>
      <text:p text:style-name="P4"><text:span text:style-name="T6"/></text:p>
      <text:p text:style-name="P4"><text:span text:style-name="T6">Criar uma variável de ambiente: MINHAVAR=meuconteúdo</text:span></text:p>
      <text:p text:style-name="P6"/>
      <text:p text:style-name="P6">As variáveis assim criadas possuem escopo local – são válidas apenas no shell atual. Para tornar seu escopo global, exporte-as com o comando export:</text:p>
      <text:p text:style-name="P6"/>
      <text:p text:style-name="P7">export minhavar &lt;enter&gt;</text:p>
      <text:p text:style-name="P7"/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3T11:49:09.155362559</meta:creation-date>
    <dc:date>2020-01-24T18:05:36.725620895</dc:date>
    <meta:editing-duration>PT31M1S</meta:editing-duration>
    <meta:editing-cycles>6</meta:editing-cycles>
    <meta:generator>LibreOffice/6.3.3.2.0$Linux_X86_64 LibreOffice_project/30$Build-2</meta:generator>
    <meta:document-statistic meta:table-count="0" meta:image-count="0" meta:object-count="0" meta:page-count="1" meta:paragraph-count="14" meta:word-count="120" meta:character-count="801" meta:non-whitespace-character-count="685"/>
  </office:meta>
</office:document-meta>
</file>